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0e3b9" style:font-size-asian="9pt" style:font-style-asian="normal" style:font-weight-asian="normal" style:font-size-complex="9pt" style:font-weight-complex="normal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5eebd9" style:font-size-asian="9pt" style:font-style-asian="normal" style:font-weight-asian="normal" style:font-name-complex="Ari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name-complex="Ari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3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4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4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4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4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4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4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3"><draw:line text:anchor-type="paragraph" draw:z-index="27" draw:name="Shape3_22" draw:style-name="gr1" draw:text-style-name="P74" svg:x1="1.8047in" svg:y1="0.1709in" svg:x2="2.7445in" svg:y2="0.168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 </text:p>
            <text:p text:style-name="P57"><draw:line text:anchor-type="paragraph" draw:z-index="28" draw:name="Shape3_23" draw:style-name="gr1" draw:text-style-name="P74" svg:x1="0.8882in" svg:y1="0.1965in" svg:x2="2.5362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70"><draw:line text:anchor-type="paragraph" draw:z-index="19" draw:name="Shape3_5" draw:style-name="gr1" draw:text-style-name="P74" svg:x1="0.5429in" svg:y1="0.1638in" svg:x2="3.3665in" svg:y2="0.1638in"><text:p/></draw:line>လက်မှတ် <text:s/></text:p>
            <text:p text:style-name="P71">အမည် <text:s text:c="2"/><text:span text:style-name="T8"><text:user-field-get text:name="py3o.o.company_id.hr_head_id.name">hr_head</text:user-field-get></text:span></text:p>
            <text:p text:style-name="P72"><draw:line text:anchor-type="paragraph" draw:z-index="20" draw:name="Shape3_15" draw:style-name="gr1" draw:text-style-name="P74" svg:x1="0.4043in" svg:y1="-0.1098in" svg:x2="3.3559in" svg:y2="-0.1098in"><text:p/></draw:line><draw:line text:anchor-type="paragraph" draw:z-index="21" draw:name="Shape3_16" draw:style-name="gr1" draw:text-style-name="P74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1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3"><draw:line text:anchor-type="paragraph" draw:z-index="22" draw:name="Shape3_18" draw:style-name="gr1" draw:text-style-name="P74" svg:x1="1.7811in" svg:y1="-0.0917in" svg:x2="3.3283in" svg:y2="-0.0953in"><text:p/></draw:line><draw:line text:anchor-type="paragraph" draw:z-index="23" draw:name="Shape3_17" draw:style-name="gr1" draw:text-style-name="P74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71"><draw:line text:anchor-type="paragraph" draw:z-index="24" draw:name="Shape3_19" draw:style-name="gr1" draw:text-style-name="P74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draw:line text:anchor-type="paragraph" draw:z-index="25" draw:name="Shape3_20" draw:style-name="gr1" draw:text-style-name="P74" svg:x1="0.1902in" svg:y1="0.1445in" svg:x2="1.8382in" svg:y2="0.1425in"><text:p/></draw:line><draw:line text:anchor-type="paragraph" draw:z-index="26" draw:name="Shape3_21" draw:style-name="gr1" draw:text-style-name="P74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2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60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5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9">၃။ <text:span text:style-name="T25">လစာဝင်ငွေ စုစုပေါင်း</text:span>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66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5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1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5:34:19.160000000</dc:date>
    <meta:editing-duration>P1DT21H6M30S</meta:editing-duration>
    <meta:editing-cycles>1032</meta:editing-cycles>
    <meta:document-statistic meta:table-count="7" meta:image-count="0" meta:object-count="0" meta:page-count="4" meta:paragraph-count="124" meta:word-count="412" meta:character-count="2710" meta:non-whitespace-character-count="2275"/>
  </office:meta>
</office:document-meta>
</file>